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rsid="000a9a11" officeooo:paragraph-rsid="000a9a11"/>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officeooo:rsid="0012f34e" officeooo:paragraph-rsid="0012f34e" style:font-weight-asian="normal" style:font-weight-complex="normal"/>
    </style:style>
    <style:style style:name="P6" style:family="paragraph" style:parent-style-name="Standard">
      <style:text-properties officeooo:rsid="00136b10" officeooo:paragraph-rsid="00136b10"/>
    </style:style>
    <style:style style:name="P7" style:family="paragraph" style:parent-style-name="Standard">
      <style:text-properties officeooo:rsid="001491e7" officeooo:paragraph-rsid="001491e7"/>
    </style:style>
    <style:style style:name="P8" style:family="paragraph" style:parent-style-name="Standard">
      <style:text-properties officeooo:rsid="0015a346" officeooo:paragraph-rsid="0015a346"/>
    </style:style>
    <style:style style:name="P9" style:family="paragraph" style:parent-style-name="Text_20_body">
      <style:text-properties fo:font-weight="bold" style:font-weight-asian="bold" style:font-weight-complex="bold"/>
    </style:style>
    <style:style style:name="T1" style:family="text">
      <style:text-properties officeooo:rsid="00076b3a"/>
    </style:style>
    <style:style style:name="T2" style:family="text">
      <style:text-properties officeooo:rsid="00080936"/>
    </style:style>
    <style:style style:name="T3" style:family="text">
      <style:text-properties officeooo:rsid="000b3909"/>
    </style:style>
    <style:style style:name="T4" style:family="text">
      <style:text-properties officeooo:rsid="000cfda0"/>
    </style:style>
    <style:style style:name="T5" style:family="text">
      <style:text-properties officeooo:rsid="00116c33"/>
    </style:style>
    <style:style style:name="T6" style:family="text">
      <style:text-properties officeooo:rsid="00121334"/>
    </style:style>
    <style:style style:name="T7" style:family="text">
      <style:text-properties officeooo:rsid="00136b10"/>
    </style:style>
    <style:style style:name="T8" style:family="text">
      <style:text-properties officeooo:rsid="001491e7"/>
    </style:style>
    <style:style style:name="T9" style:family="text">
      <style:text-properties officeooo:rsid="0015a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scuss the four major assumptions in linear regression: linearity, independence, homoscedasticity, and normality of errors. Provide a detailed explanation of the consequences if one or more of these assumptions are violated. How can these violations affect the interpretation of the model coefficients?</text:p>
      <text:p text:style-name="Text_20_body">Linearity is important because it is the reason we are doing linear regression; we want the data to exhibit linearity or this approach become invalid.<text:line-break/>Independence is key in regards to the residual error because otherwise it leads to underestimated standard errors, making our confidence intervals and conclusions useless for clients. Homoscedasticity, or constant variance of the residual error is important to have because  it allows for the coefficients to be unbiased; not having the assumption met, we could possibly have biased coefficient then leading to meaningless estimates and a useless hypothesis test.</text:p>
      <text:p text:style-name="Text_20_body">We can't do linear regression hypothesis tests with the methods we have learned if the residuals are not normally  distributed. If this assumption is not met, the hypothesis test we normally use could give lead us to an incorrect conclusion.</text:p>
      <text:p text:style-name="P1">The Gauss-Markov theorem states that the Least Squares Estimator (LSE) is the Best Linear Unbiased Estimator (BLUE). Derive the LSE for a simple linear regression model and discuss the conditions under which this estimator is unbiased and efficient. What changes if the error terms are heteroscedastic?</text:p>
      <text:p text:style-name="Standard"/>
      <text:p text:style-name="P3">The four assumptions are what allows our LSE for simple linear regression to be unbiased and <text:span text:style-name="T3">efficient. This is why we always check our assumptions before we wreck ourselves </text:span><text:span text:style-name="T4">when we do linear regression. </text:span></text:p>
      <text:p text:style-name="P3"/>
      <text:p text:style-name="P3">&lt;<text:span text:style-name="T5">insert derivation</text:span>&gt;</text:p>
      <text:p text:style-name="P3"/>
      <text:p text:style-name="P7">If we have non-constant variance, the LSE is no longer the most efficient estimator.</text:p>
      <text:p text:style-name="Standard"/>
      <text:p text:style-name="P1">Explain the bias-variance tradeoff in the context of model selection. Consider the scenario where a model is underfitted versus overfitted. How would you apply Mallows’ Cp and Akaike Information Criterion (AIC) to select an optimal model? Illustrate your answer with a hypothetical dataset.</text:p>
      <text:p text:style-name="P1"/>
      <text:p text:style-name="P5">Bias-variance trade off can be viewed as the flexibility of the model (underfitting vs. overfitting). A model that has high bias will exhibit underfitting (low flexibility) <text:span text:style-name="T7">while a model with high variance will exhibit overfitting (high flexibility); as bias rises, variance falls and as variance rises, bias falls. It is up the “Learner” to pick the ideal model that has adequate balance between the two extremes.</text:span></text:p>
      <text:p text:style-name="P5"/>
      <text:p text:style-name="Standard">x1 = (6,5,3,5,4)</text:p>
      <text:p text:style-name="Standard">x2 = (120,130,133,126,129)</text:p>
      <text:p text:style-name="Standard"><text:span text:style-name="T9">y</text:span> = (178,169,173,177,174)</text:p>
      <text:p text:style-name="Standard"/>
      <text:p text:style-name="P8">let x3 be the response variable</text:p>
      <text:p text:style-name="Standard"/>
      <text:p text:style-name="P1">Define multicollinearity and its impact on the estimation of regression coefficients. How can you detect multicollinearity in a dataset? Discuss the Variance Inflation Factor (VIF) as a diagnostic <text:soft-page-break/>tool and describe potential remedial measures you would recommend if multicollinearity is detected in a regression model.</text:p>
      <text:p text:style-name="Standard"/>
      <text:p text:style-name="Standard"/>
      <text:p text:style-name="P6">Multicollinearity is the situation in which there are two or more predictors that are highly correlated. This could inflate the standard errors of the beta-hats as well as cause the beta-hats <text:span text:style-name="T8">become sensitive to small changes in the data. When predictors are highly correlated, it becomes difficult to interpret their the effect of each predictor on the response variable.</text:span></text:p>
      <text:p text:style-name="P6">VIF <text:span text:style-name="T8">tells us</text:span> how much the variance of a regression coefficient is inflated due to multicollinearity. <text:span text:style-name="T8">If VIF calculated to a value of 10 or more, this is usually a sign that there is significant multicollinearity.</text:span></text:p>
      <text:p text:style-name="P6"/>
      <text:p text:style-name="P1">Differentiate between prediction intervals and confidence intervals in the context of a linear regression model. Provide the formulas for both and discuss the scenarios where one is preferred over the other. How does the inclusion of new predictors in the model affect these intervals?</text:p>
      <text:p text:style-name="P1"/>
      <text:p text:style-name="P2">confidence intervals estimate the uncertainty around the mean response<text:span text:style-name="T1"> while</text:span> prediction intervals account for the variability of individual observation. <text:span text:style-name="T2">A prediction interval would be preferred in time series data when we want to predict a general trend of sales, finance, etc. A confidence interval is more commonly use when we wish to estimate and average response like a population parameter. In the instance that introduce new predictors into the system, if the predictors are relevant, they reduce variance leading to more narrow intervals while more irrelevant predictors can cause more variance and widen the interva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00:15:14.776994366</meta:creation-date>
    <dc:date>2024-09-17T17:01:43.615678850</dc:date>
    <meta:editing-duration>PT45M49S</meta:editing-duration>
    <meta:editing-cycles>6</meta:editing-cycles>
    <meta:generator>LibreOffice/7.3.7.2$Linux_X86_64 LibreOffice_project/30$Build-2</meta:generator>
    <meta:document-statistic meta:table-count="0" meta:image-count="0" meta:object-count="0" meta:page-count="2" meta:paragraph-count="18" meta:word-count="674" meta:character-count="4382" meta:non-whitespace-character-count="3723"/>
  </office:meta>
</office:document-meta>
</file>